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1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transparent"/>
      <style:text-properties fo:color="#8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mor</text:p>
          </table:table-cell>
          <table:table-cell office:value-type="string" calcext:value-type="string">
            <text:p>Jarak</text:p>
          </table:table-cell>
          <table:table-cell office:value-type="string" calcext:value-type="string">
            <text:p>S minimun</text:p>
          </table:table-cell>
          <table:table-cell office:value-type="string" calcext:value-type="string">
            <text:p>S maximum</text:p>
          </table:table-cell>
          <table:table-cell office:value-type="string" calcext:value-type="string">
            <text:p>V minimum</text:p>
          </table:table-cell>
          <table:table-cell office:value-type="string" calcext:value-type="string">
            <text:p>V maximum</text:p>
          </table:table-cell>
          <table:table-cell table:style-name="ce2" office:value-type="string" calcext:value-type="string">
            <text:p>Area Threshold</text:p>
          </table:table-cell>
          <table:table-cell table:style-name="ce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4535" calcext:value-type="float">
            <text:p>64535</text:p>
          </table:table-cell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3016" calcext:value-type="float">
            <text:p>63016</text:p>
          </table:table-cell>
          <table:table-cell table:style-name="ce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3815" calcext:value-type="float">
            <text:p>63815</text:p>
          </table:table-cell>
          <table:table-cell table:style-name="ce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4445" calcext:value-type="float">
            <text:p>64445</text:p>
          </table:table-cell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3617" calcext:value-type="float">
            <text:p>63617</text:p>
          </table:table-cell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3948" calcext:value-type="float">
            <text:p>63948</text:p>
          </table:table-cell>
          <table:table-cell table:style-name="ce3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3829" calcext:value-type="float">
            <text:p>63829</text:p>
          </table:table-cell>
          <table:table-cell table:style-name="ce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3132" calcext:value-type="float">
            <text:p>63132</text:p>
          </table:table-cell>
          <table:table-cell table:style-name="ce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3163" calcext:value-type="float">
            <text:p>63163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62462" calcext:value-type="float">
            <text:p>62462</text:p>
          </table:table-cell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33730" calcext:value-type="float">
            <text:p>33730</text:p>
          </table:table-cell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33698" calcext:value-type="float">
            <text:p>33698</text:p>
          </table:table-cell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table:style-name="ce2" office:value-type="float" office:value="34209" calcext:value-type="float">
            <text:p>34209</text:p>
          </table:table-cell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34752" calcext:value-type="float">
            <text:p>34752</text:p>
          </table:table-cell>
          <table:table-cell table:style-name="ce3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 office:value-type="float" office:value="37" calcext:value-type="float">
            <text:p>37</text:p>
          </table:table-cell>
          <table:table-cell office:value-type="float" office:value="219" calcext:value-type="float">
            <text:p>219</text:p>
          </table:table-cell>
          <table:table-cell table:style-name="ce2" office:value-type="float" office:value="34259" calcext:value-type="float">
            <text:p>34259</text:p>
          </table:table-cell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table:style-name="ce2" office:value-type="float" office:value="33458" calcext:value-type="float">
            <text:p>33458</text:p>
          </table:table-cell>
          <table:table-cell table:style-name="ce3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33294" calcext:value-type="float">
            <text:p>33294</text:p>
          </table:table-cell>
          <table:table-cell table:style-name="ce3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33974" calcext:value-type="float">
            <text:p>33974</text:p>
          </table:table-cell>
          <table:table-cell table:style-name="ce3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37160" calcext:value-type="float">
            <text:p>37160</text:p>
          </table:table-cell>
          <table:table-cell table:style-name="ce3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table:style-name="ce2" office:value-type="float" office:value="36903" calcext:value-type="float">
            <text:p>36903</text:p>
          </table:table-cell>
          <table:table-cell table:style-name="ce3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82" calcext:value-type="float">
            <text:p>182</text:p>
          </table:table-cell>
          <table:table-cell office:value-type="float" office:value="7103" calcext:value-type="float">
            <text:p>710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82" calcext:value-type="float">
            <text:p>182</text:p>
          </table:table-cell>
          <table:table-cell office:value-type="float" office:value="7039" calcext:value-type="float">
            <text:p>70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83" calcext:value-type="float">
            <text:p>183</text:p>
          </table:table-cell>
          <table:table-cell office:value-type="float" office:value="6994" calcext:value-type="float">
            <text:p>69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office:value-type="float" office:value="183" calcext:value-type="float">
            <text:p>183</text:p>
          </table:table-cell>
          <table:table-cell office:value-type="float" office:value="7202" calcext:value-type="float">
            <text:p>720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6039" calcext:value-type="float">
            <text:p>603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6037" calcext:value-type="float">
            <text:p>60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184" calcext:value-type="float">
            <text:p>184</text:p>
          </table:table-cell>
          <table:table-cell office:value-type="float" office:value="7851" calcext:value-type="float">
            <text:p>785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7861" calcext:value-type="float">
            <text:p>786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8027" calcext:value-type="float">
            <text:p>80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office:value-type="float" office:value="8066" calcext:value-type="float">
            <text:p>806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office:value-type="float" office:value="206" calcext:value-type="float">
            <text:p>206</text:p>
          </table:table-cell>
          <table:table-cell office:value-type="float" office:value="4337" calcext:value-type="float">
            <text:p>433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4329" calcext:value-type="float">
            <text:p>432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  <table:table-cell office:value-type="float" office:value="4315" calcext:value-type="float">
            <text:p>431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float" office:value="202" calcext:value-type="float">
            <text:p>202</text:p>
          </table:table-cell>
          <table:table-cell office:value-type="float" office:value="4264" calcext:value-type="float">
            <text:p>426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178" calcext:value-type="float">
            <text:p>178</text:p>
          </table:table-cell>
          <table:table-cell office:value-type="float" office:value="4386" calcext:value-type="float">
            <text:p>438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4358" calcext:value-type="float">
            <text:p>435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float" office:value="189" calcext:value-type="float">
            <text:p>189</text:p>
          </table:table-cell>
          <table:table-cell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4446" calcext:value-type="float">
            <text:p>44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4438" calcext:value-type="float">
            <text:p>443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float" office:value="168" calcext:value-type="float">
            <text:p>168</text:p>
          </table:table-cell>
          <table:table-cell office:value-type="float" office:value="2247" calcext:value-type="float">
            <text:p>224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300" calcext:value-type="float">
            <text:p>230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191" calcext:value-type="float">
            <text:p>191</text:p>
          </table:table-cell>
          <table:table-cell office:value-type="float" office:value="2467" calcext:value-type="float">
            <text:p>24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191" calcext:value-type="float">
            <text:p>191</text:p>
          </table:table-cell>
          <table:table-cell office:value-type="float" office:value="2441" calcext:value-type="float">
            <text:p>244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191" calcext:value-type="float">
            <text:p>191</text:p>
          </table:table-cell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2383" calcext:value-type="float">
            <text:p>238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377" calcext:value-type="float">
            <text:p>237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63" calcext:value-type="float">
            <text:p>163</text:p>
          </table:table-cell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72" calcext:value-type="float">
            <text:p>172</text:p>
          </table:table-cell>
          <table:table-cell office:value-type="float" office:value="2310" calcext:value-type="float">
            <text:p>231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1659" calcext:value-type="float">
            <text:p>165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1381" calcext:value-type="float">
            <text:p>138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office:value-type="float" office:value="1366" calcext:value-type="float">
            <text:p>136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183" calcext:value-type="float">
            <text:p>183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office:value-type="float" office:value="1338" calcext:value-type="float">
            <text:p>133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79" calcext:value-type="float">
            <text:p>179</text:p>
          </table:table-cell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79" calcext:value-type="float">
            <text:p>179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1064" calcext:value-type="float">
            <text:p>10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5" calcext:value-type="float">
            <text:p>28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15" calcext:value-type="float">
            <text:p>31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30" calcext:value-type="float">
            <text:p>33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75" calcext:value-type="float">
            <text:p>375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0" calcext:value-type="float">
            <text:p>39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05" calcext:value-type="float">
            <text:p>405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35" calcext:value-type="float">
            <text:p>435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80" calcext:value-type="float">
            <text:p>480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95" calcext:value-type="float">
            <text:p>495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25" calcext:value-type="float">
            <text:p>525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40" calcext:value-type="float">
            <text:p>540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55" calcext:value-type="float">
            <text:p>555</text:p>
          </table:table-cell>
          <table:table-cell office:value-type="float" office:value="82" calcext:value-type="float">
            <text:p>82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70" calcext:value-type="float">
            <text:p>57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95" calcext:value-type="float">
            <text:p>59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4" calcext:value-type="float">
            <text:p>34</text:p>
          </table:table-cell>
          <table:table-cell table:style-name="ce4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10" calcext:value-type="float">
            <text:p>61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25" calcext:value-type="float">
            <text:p>625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40" calcext:value-type="float">
            <text:p>640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65" calcext:value-type="float">
            <text:p>665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table:formula="of:=AVERAGE([.C2:.C441])" office:value-type="float" office:value="87.5772727272727" calcext:value-type="float">
            <text:p/>
          </table:table-cell>
          <table:table-cell table:style-name="Default" table:formula="of:=AVERAGE([.D2:.D441])" office:value-type="float" office:value="183.629545454545" calcext:value-type="float">
            <text:p/>
          </table:table-cell>
          <table:table-cell table:style-name="Default" table:formula="of:=AVERAGE([.E2:.E441])" office:value-type="float" office:value="80.5227272727273" calcext:value-type="float">
            <text:p/>
          </table:table-cell>
          <table:table-cell table:style-name="Default" table:formula="of:=AVERAGE([.F2:.F441])" office:value-type="float" office:value="182.593181818182" calcext:value-type="float">
            <text:p/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 style:data-style-name="N2" text:time-value="08:00:09.289506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0:04:25.258192596</meta:creation-date>
    <dc:date>2014-12-24T09:14:31.477688778</dc:date>
    <meta:editing-duration>PT32M49S</meta:editing-duration>
    <meta:editing-cycles>28</meta:editing-cycles>
    <meta:generator>LibreOffice/4.2.3.3$Linux_x86 LibreOffice_project/420m0$Build-3</meta:generator>
    <meta:document-statistic meta:table-count="1" meta:cell-count="2699" meta:object-count="0"/>
  </office:meta>
</office:document-meta>
</file>